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year2@localhost ~]$ pwd</text:p>
      <text:p text:style-name="Standard">/home/year2</text:p>
      <text:p text:style-name="Standard"/>
      <text:p text:style-name="Standard"/>
      <text:p text:style-name="Standard">[year2@localhost ~]$ mkdir lakshman</text:p>
      <text:p text:style-name="Standard">[year2@localhost ~]$ cd lakshman</text:p>
      <text:p text:style-name="Standard">[year2@localhost lakshman]$</text:p>
      <text:p text:style-name="Standard"/>
      <text:p text:style-name="Standard"/>
      <text:p text:style-name="Standard">[year2@localhost lakshman]$ cat &gt;madhav</text:p>
      <text:p text:style-name="Standard">my name is lakshman</text:p>
      <text:p text:style-name="Standard">[2]+ <text:s/>Stopped <text:s text:c="16"/>cat &gt;madhav</text:p>
      <text:p text:style-name="Standard">[year2@localhost lakshman]$ cat madhav</text:p>
      <text:p text:style-name="Standard">my name is lakshman</text:p>
      <text:p text:style-name="Standard">[year2@localhost lakshman]$</text:p>
      <text:p text:style-name="Standard"/>
      <text:p text:style-name="Standard"/>
      <text:p text:style-name="Standard">[year2@localhost lakshman]$ mkdir a a/b a/c</text:p>
      <text:p text:style-name="Standard">[year2@localhost lakshman]$ cd a</text:p>
      <text:p text:style-name="Standard">[year2@localhost a]$ cd b</text:p>
      <text:p text:style-name="Standard">[year2@localhost b]$ cd</text:p>
      <text:p text:style-name="Standard">[year2@localhost ~]$ cd lakshman</text:p>
      <text:p text:style-name="Standard">[year2@localhost lakshman]$ cd a</text:p>
      <text:p text:style-name="Standard">[year2@localhost a]$ cd c</text:p>
      <text:p text:style-name="Standard">[year2@localhost c]$</text:p>
      <text:p text:style-name="Standard"/>
      <text:p text:style-name="Standard"/>
      <text:p text:style-name="Standard">[year2@localhost c]$ cd /</text:p>
      <text:p text:style-name="Standard">[year2@localhost /]$</text:p>
      <text:p text:style-name="Standard"/>
      <text:p text:style-name="Standard"/>
      <text:p text:style-name="Standard">[year2@localhost b]$ cd ..</text:p>
      <text:p text:style-name="Standard">[year2@localhost a]$</text:p>
      <text:p text:style-name="Standard"/>
      <text:p text:style-name="Standard"/>
      <text:p text:style-name="Standard">[year2@localhost c]$ cd ../..</text:p>
      <text:p text:style-name="Standard">[year2@localhost lakshman]$</text:p>
      <text:p text:style-name="Standard"/>
      <text:p text:style-name="Standard"/>
      <text:p text:style-name="Standard"/>
      <text:p text:style-name="Standard"/>
      <text:p text:style-name="Standard">[year2@localhost c]$ date</text:p>
      <text:p text:style-name="Standard">Tue Dec 28 14:26:07 IST 2010</text:p>
      <text:p text:style-name="Standard">[year2@localhost c]$</text:p>
      <text:p text:style-name="Standard"/>
      <text:p text:style-name="Standard"/>
      <text:p text:style-name="Standard"/>
      <text:p text:style-name="Standard">[year2@localhost lakshman]$ ls</text:p>
      <text:p text:style-name="Standard">a <text:s/>madhav</text:p>
      <text:p text:style-name="Standard">[year2@localhost lakshman]$</text:p>
      <text:p text:style-name="Standard"/>
      <text:p text:style-name="Standard"/>
      <text:p text:style-name="Standard">[year2@localhost lakshman]$ ls -l</text:p>
      <text:p text:style-name="Standard">total 12</text:p>
      <text:p text:style-name="Standard">drwxr-xr-x 4 year2 year2 4096 Dec 28 14:19 a</text:p>
      <text:p text:style-name="Standard">-rw-r--r-- 1 year2 year2 <text:s text:c="2"/>21 Dec 28 14:17 madhav</text:p>
      <text:p text:style-name="Standard">[year2@localhost lakshman]$</text:p>
      <text:p text:style-name="Standard"/>
      <text:p text:style-name="Standard"/>
      <text:p text:style-name="Standard"/>
      <text:p text:style-name="Standard"/>
      <text:p text:style-name="Standard">[year2@localhost lakshman]$ cat &gt;madhav1</text:p>
      <text:p text:style-name="Standard">my name is madhav</text:p>
      <text:p text:style-name="Standard"/>
      <text:p text:style-name="Standard">[3]+ <text:s/>Stopped <text:s text:c="16"/>cat &gt;madhav1</text:p>
      <text:p text:style-name="Standard">[year2@localhost lakshman]$ cat madhav1</text:p>
      <text:p text:style-name="Standard">my name is madhav</text:p>
      <text:p text:style-name="Standard">[year2@localhost lakshman]$</text:p>
      <text:p text:style-name="Standard"/>
      <text:p text:style-name="Standard"/>
      <text:p text:style-name="Standard"/>
      <text:p text:style-name="Standard">[year2@localhost lakshman]$ cp madhav madhav1</text:p>
      <text:p text:style-name="Standard">[year2@localhost lakshman]$ cat madhav1</text:p>
      <text:p text:style-name="Standard">my name is lakshman</text:p>
      <text:p text:style-name="Standard"/>
      <text:p text:style-name="Standard">[year2@localhost lakshman]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b]$ cat &gt;madhav2</text:p>
      <text:p text:style-name="Standard">i'm studying in ase blr</text:p>
      <text:p text:style-name="Standard"/>
      <text:p text:style-name="Standard">[4]+ <text:s/>Stopped <text:s text:c="16"/>cat &gt;madhav2</text:p>
      <text:p text:style-name="Standard">[year2@localhost b]$ cat madhav2</text:p>
      <text:p text:style-name="Standard">i'm studying in ase blr</text:p>
      <text:p text:style-name="Standard">[year2@localhost b]$</text:p>
      <text:p text:style-name="Standard"/>
      <text:p text:style-name="Standard"/>
      <text:p text:style-name="Standard"/>
      <text:p text:style-name="Standard"/>
      <text:p text:style-name="Standard">[year2@localhost b]$ ls</text:p>
      <text:p text:style-name="Standard">madhav2</text:p>
      <text:p text:style-name="Standard">[year2@localhost b]$ rm madhav2</text:p>
      <text:p text:style-name="Standard">[year2@localhost b]$ ls</text:p>
      <text:p text:style-name="Standard">[year2@localhost b]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a]$ cat &gt;madhav4</text:p>
      <text:p text:style-name="Standard">i <text:s/>dont know</text:p>
      <text:p text:style-name="Standard"/>
      <text:p text:style-name="Standard">[6]+ <text:s/>Stopped <text:s text:c="16"/>cat &gt;madhav4</text:p>
      <text:p text:style-name="Standard">[year2@localhost a]$ cat madhav4</text:p>
      <text:p text:style-name="Standard">i <text:s/>dont know</text:p>
      <text:p text:style-name="Standard">[year2@localhost a]$</text:p>
      <text:p text:style-name="Standard">[year2@localhost lakshman]$ cp madhav a/madhav4</text:p>
      <text:p text:style-name="Standard">[year2@localhost lakshman]$ cd a</text:p>
      <text:p text:style-name="Standard">[year2@localhost a]$ cat madhav4</text:p>
      <text:p text:style-name="Standard">my name is lakshman</text:p>
      <text:p text:style-name="Standard"/>
      <text:p text:style-name="Standard">[year2@localhost a]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year2@localhost a]$ ls</text:p>
      <text:p text:style-name="Standard">b <text:s/>c <text:s/>madhav4</text:p>
      <text:p text:style-name="Standard">[year2@localhost a]$ rmdir b</text:p>
      <text:p text:style-name="Standard">[year2@localhost a]$ ls</text:p>
      <text:p text:style-name="Standard">c <text:s/>madhav4</text:p>
      <text:p text:style-name="Standard">[year2@localhost a]$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12-28T14:12:50</meta:creation-date>
    <dc:date>2010-12-28T14:46:51</dc:date>
    <dc:language>en-US</dc:language>
    <meta:editing-cycles>2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4" meta:word-count="310" meta:character-count="1998"/>
  </office:meta>
</office:document-meta>
</file>